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 table:number-rows-repeated="10475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22:10:16.369029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05T22:20:10.162921821</dc:date>
    <dc:creator>Jesus Castagnetto</dc:creator>
    <meta:editing-duration>P7DT15H24M20S</meta:editing-duration>
    <meta:editing-cycles>661</meta:editing-cycles>
    <meta:generator>LibreOffice/7.1.5.2$Linux_X86_64 LibreOffice_project/10$Build-2</meta:generator>
    <meta:document-statistic meta:table-count="1" meta:cell-count="6330" meta:object-count="0"/>
  </office:meta>
</office:document-meta>
</file>